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text-properties fo:color="#000000" style:text-line-through-style="none" style:text-line-through-type="none" fo:font-style="normal" style:text-underline-style="none"/>
    </style:style>
    <style:style style:name="gr1" style:family="graphic">
      <style:graphic-properties fo:background-color="#dddddd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  <style:style style:name="ctrl1" style:family="paragraph" style:data-style-name="C10107"/>
  </office:automatic-styles>
  <office:body>
    <office:text>
      <office:forms form:automatic-focus="false" form:apply-design-mode="false">
        <form:form form:name="MainForm" form:command="Alumnos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grid form:name="MainForm_Grid" form:control-implementation="ooo:com.sun.star.form.component.GridControl" xml:id="control1" form:id="control1">
            <form:properties>
              <form:property form:property-name="DefaultControl" office:value-type="string" office:string-value="com.sun.star.form.control.GridControl"/>
            </form:properties>
            <form:column form:name="DNI" form:control-implementation="ooo:TextField" form:label="DNI">
              <form:text xml:id="control2" form:id="control2" form:data-field="DNI" form:input-required="false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  <form:property form:property-name="Width" office:value-type="float" office:value="186"/>
                </form:properties>
              </form:text>
            </form:column>
            <form:column form:name="Nombre" form:control-implementation="ooo:TextField" form:label="Nombre">
              <form:text xml:id="control3" form:id="control3" form:data-field="Nombre" form:input-required="false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  <form:property form:property-name="Width" office:value-type="float" office:value="332"/>
                </form:properties>
              </form:text>
            </form:column>
            <form:column form:name="Apellidos" form:control-implementation="ooo:TextField" form:label="Apellidos">
              <form:text xml:id="control4" form:id="control4" form:data-field="Apellidos" form:input-required="false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  <form:property form:property-name="Width" office:value-type="float" office:value="351"/>
                </form:properties>
              </form:text>
            </form:column>
            <form:column form:name="Fecha de Nacimiento" form:control-implementation="ooo:DateField" form:label="Fecha de Nacimiento" form:text-style-name="ctrl1">
              <form:date xml:id="control5" form:id="control5" form:current-value="1971-02-21" form:min-value="1800-01-01" form:data-field="Fecha de Nacimiento" form:input-required="fals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DateField"/>
                  <form:property form:property-name="MouseWheelBehavior" office:value-type="float" office:value="0"/>
                  <form:property form:property-name="ObjIDinMSO" office:value-type="float" office:value="65535"/>
                  <form:property form:property-name="Width" office:value-type="float" office:value="362"/>
                </form:properties>
              </form:date>
            </form:column>
            <form:column form:name="Dirección" form:control-implementation="ooo:TextField" form:label="Dirección">
              <form:text xml:id="control6" form:id="control6" form:data-field="Dirección" form:input-required="false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  <form:property form:property-name="Width" office:value-type="float" office:value="495"/>
                </form:properties>
              </form:text>
            </form:column>
            <form:column form:name="Localidad" form:control-implementation="ooo:TextField" form:label="Localidad">
              <form:text xml:id="control7" form:id="control7" form:data-field="Localidad" form:input-required="false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  <form:property form:property-name="Width" office:value-type="float" office:value="309"/>
                </form:properties>
              </form:text>
            </form:column>
            <form:column form:name="Teléfono de contacto" form:control-implementation="ooo:TextField" form:label="Teléfono de contacto">
              <form:text xml:id="control8" form:id="control8" form:data-field="Teléfono de contacto" form:input-required="false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  <form:property form:property-name="Width" office:value-type="float" office:value="180"/>
                </form:properties>
              </form:text>
            </form:column>
            <form:column form:name="Dirección del correo electrónico" form:control-implementation="ooo:TextField" form:label="Dirección del correo electrónico">
              <form:text xml:id="control9" form:id="control9" form:data-field="Dirección del correo electrónico" form:input-required="false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  <form:property form:property-name="Width" office:value-type="float" office:value="406"/>
                </form:properties>
              </form:text>
            </form:column>
            <form:column form:name="Desempleo" form:control-implementation="ooo:CheckBox" form:label="Desempleo">
              <form:checkbox xml:id="control10" form:id="control10" form:data-field="Desempleo" form:input-required="fals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CheckBox"/>
                  <form:property form:property-name="ObjIDinMSO" office:value-type="float" office:value="65535"/>
                  <form:property form:property-name="SecondaryRefValue" office:value-type="string" office:string-value=""/>
                  <form:property form:property-name="Width" office:value-type="float" office:value="229"/>
                </form:properties>
              </form:checkbox>
            </form:column>
            <form:column form:name="Nivel de estudios" form:control-implementation="ooo:TextField" form:label="Nivel de estudios">
              <form:text xml:id="control11" form:id="control11" form:data-field="Nivel de estudios" form:input-required="false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  <form:property form:property-name="Width" office:value-type="float" office:value="493"/>
                </form:properties>
              </form:text>
            </form:column>
          </form:grid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paragraph" draw:z-index="0" draw:name="Forma1" draw:style-name="gr1" draw:text-style-name="P1" svg:width="21.76cm" svg:height="11.651cm" svg:x="1cm" svg:y="1cm" draw:control="control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#99ccc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99cccc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99cccc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